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187" officeooo:paragraph-rsid="0011a187"/>
    </style:style>
    <style:style style:name="P2" style:family="paragraph" style:parent-style-name="Standard">
      <style:text-properties officeooo:rsid="0015dd07" officeooo:paragraph-rsid="0015dd07"/>
    </style:style>
    <style:style style:name="P3" style:family="paragraph" style:parent-style-name="Standard">
      <style:text-properties officeooo:rsid="0015dd07" officeooo:paragraph-rsid="0015dd07"/>
    </style:style>
    <style:style style:name="P4" style:family="paragraph" style:parent-style-name="Standard">
      <style:text-properties officeooo:rsid="001654b6" officeooo:paragraph-rsid="001654b6"/>
    </style:style>
    <style:style style:name="T1" style:family="text">
      <style:text-properties officeooo:rsid="00134bf7"/>
    </style:style>
    <style:style style:name="T2" style:family="text">
      <style:text-properties officeooo:rsid="0015dd07"/>
    </style:style>
    <style:style style:name="T3" style:family="text">
      <style:text-properties officeooo:rsid="001654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user can save tutorial links in their own profile</text:p>
      <text:p text:style-name="P1"/>
      <text:p text:style-name="P1">users can make playlists of tutorials</text:p>
      <text:p text:style-name="P1"/>
      <text:p text:style-name="P1">users can add categories in their own profile to organize links</text:p>
      <text:p text:style-name="P1"/>
      <text:p text:style-name="P1">users can share playlists, category trees and structures with other users</text:p>
      <text:p text:style-name="P1"/>
      <text:p text:style-name="P1">conceptually, this is a way for users of the site to act as middlemen between the vast amounts of tutorials and data available online and filter it for end users, creating an economy <text:span text:style-name="T1">of information, with the middlemen judged by their ability to filter information and the value determined by end users upvoting and downvoting posts</text:span><text:span text:style-name="T2"> - democracy</text:span></text:p>
      <text:p text:style-name="P1"/>
      <text:p text:style-name="P2">client-side validation for form<text:span text:style-name="T3">s </text:span></text:p>
      <text:p text:style-name="P2"/>
      <text:p text:style-name="P4">validation for certain pages</text:p>
      <text:p text:style-name="P4"/>
      <text:p text:style-name="P4">responsive design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8" meta:word-count="106" meta:character-count="648" meta:non-whitespace-character-count="549"/>
  </office:meta>
</office:document-meta>
</file>